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text-properties fo:language="en" fo:country="GB" officeooo:paragraph-rsid="00189c8f"/>
    </style:style>
    <style:style style:name="P5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6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Preformatted_20_Text">
      <style:text-properties fo:language="en" fo:country="GB" officeooo:rsid="00189c8f" officeooo:paragraph-rsid="00189c8f"/>
    </style:style>
    <style:style style:name="P9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10" style:family="paragraph" style:parent-style-name="Preformatted_20_Text">
      <style:text-properties fo:language="en" fo:country="GB" officeooo:rsid="00189c8f" officeooo:paragraph-rsid="001a9844"/>
    </style:style>
    <style:style style:name="P11" style:family="paragraph" style:parent-style-name="Preformatted_20_Text">
      <style:text-properties fo:language="en" fo:country="GB" officeooo:rsid="00189c8f" officeooo:paragraph-rsid="001ea4e5"/>
    </style:style>
    <style:style style:name="P12" style:family="paragraph" style:parent-style-name="Preformatted_20_Text">
      <style:text-properties fo:language="en" fo:country="GB" officeooo:rsid="00189c8f" officeooo:paragraph-rsid="001b3d3d"/>
    </style:style>
    <style:style style:name="P13" style:family="paragraph" style:parent-style-name="Subtitle">
      <style:text-properties fo:language="en" fo:country="GB"/>
    </style:style>
    <style:style style:name="P14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5" style:family="paragraph" style:parent-style-name="Subtitle">
      <style:text-properties fo:language="en" fo:country="GB" officeooo:paragraph-rsid="00189c8f"/>
    </style:style>
    <style:style style:name="P16" style:family="paragraph" style:parent-style-name="Subtitle">
      <style:paragraph-properties fo:break-before="page"/>
      <style:text-properties fo:language="en" fo:country="GB" officeooo:paragraph-rsid="00189c8f"/>
    </style:style>
    <style:style style:name="P17" style:family="paragraph" style:parent-style-name="Contents_20_Heading">
      <style:text-properties fo:language="en" fo:country="GB"/>
    </style:style>
    <style:style style:name="P18" style:family="paragraph" style:parent-style-name="Footnote">
      <style:text-properties fo:language="en" fo:country="GB" officeooo:paragraph-rsid="001d66df"/>
    </style:style>
    <style:style style:name="P19" style:family="paragraph" style:parent-style-name="Footnote">
      <style:text-properties fo:language="en" fo:country="GB" officeooo:paragraph-rsid="003498a7"/>
    </style:style>
    <style:style style:name="P20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1" style:family="paragraph" style:parent-style-name="Heading_20_1">
      <style:paragraph-properties fo:text-align="start" style:justify-single-word="false"/>
      <style:text-properties fo:language="en" fo:country="GB"/>
    </style:style>
    <style:style style:name="P22" style:family="paragraph" style:parent-style-name="Heading_20_1">
      <style:text-properties fo:language="en" fo:country="GB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da7c"/>
    </style:style>
    <style:style style:name="T6" style:family="text">
      <style:text-properties officeooo:rsid="002858fb"/>
    </style:style>
    <style:style style:name="T7" style:family="text">
      <style:text-properties officeooo:rsid="003498a7"/>
    </style:style>
    <style:style style:name="T8" style:family="text">
      <style:text-properties officeooo:rsid="00368d46"/>
    </style:style>
    <style:style style:name="T9" style:family="text">
      <style:text-properties style:text-position="super 58%" officeooo:rsid="00368d46"/>
    </style:style>
    <style:style style:name="T10" style:family="text">
      <style:text-properties style:text-position="super 58%" officeooo:rsid="0037b984"/>
    </style:style>
    <style:style style:name="T11" style:family="text">
      <style:text-properties style:text-position="super 58%" officeooo:rsid="003939db"/>
    </style:style>
    <style:style style:name="T12" style:family="text">
      <style:text-properties officeooo:rsid="0037b984"/>
    </style:style>
    <style:style style:name="T13" style:family="text">
      <style:text-properties officeooo:rsid="003832f6"/>
    </style:style>
    <style:style style:name="T14" style:family="text">
      <style:text-properties officeooo:rsid="003939db"/>
    </style:style>
    <style:style style:name="T15" style:family="text">
      <style:text-properties style:rfc-language-tag="en-GB-oxendict" fo:language="en" fo:country="GB"/>
    </style:style>
    <style:style style:name="T16" style:family="text">
      <style:text-properties style:rfc-language-tag="en-GB-oxendict" fo:language="en" fo:country="GB" officeooo:rsid="003832f6"/>
    </style:style>
    <style:style style:name="T17" style:family="text">
      <style:text-properties style:rfc-language-tag="en-GB-oxendict" fo:language="en" fo:country="GB" style:text-underline-style="solid" style:text-underline-width="auto" style:text-underline-color="font-color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3832f6"/>
    </style:style>
    <style:style style:name="T20" style:family="text">
      <style:text-properties fo:language="en" fo:country="GB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<text:s text:c="3"/>MIDI playing bank for Yamaha OPL2 (YMF262) chip </text:p>
      <text:p text:style-name="P6">file format specification <text:s text:c="11"/>(WOPL and OPLI) </text:p>
      <text:p text:style-name="P13"/>
      <text:p text:style-name="P13"/>
      <text:p text:style-name="P3"/>
      <text:p text:style-name="P14">Created in <text:span text:style-name="T14">23</text:span><text:span text:style-name="T11">rd</text:span><text:span text:style-name="T14"> of </text:span>July, 2017 </text:p>
      <text:p text:style-name="P13"/>
      <text:p text:style-name="P13">Author: <text:s text:c="12"/>Vitaliy Novichkov "Wohlstand" </text:p>
      <text:p text:style-name="P1"><text:span text:style-name="T18">Contacts emails: <text:s text:c="3"/>admin@wohlnet.ru, </text:span><text:a xlink:type="simple" xlink:href="mailto:nvd339@yandex.ru" text:style-name="Internet_20_link" text:visited-style-name="Visited_20_Internet_20_Link">nvd339@yandex.ru</text:a><text:span text:style-name="T18"> </text:span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Subtitle"><text:span text:style-name="T19">C</text:span><text:span text:style-name="T18">onverted to PDF format by Peter Grootswagers </text:span><text:a xlink:type="simple" xlink:href="mailto:pgrootswagers@planet.nl" text:style-name="Internet_20_link" text:visited-style-name="Visited_20_Internet_20_Link"><text:span text:style-name="T20">pgrootswagers@planet.nl</text:span></text:a></text:p>
      <text:p text:style-name="P16"/>
      <text:p text:style-name="P3"/>
      <text:p text:style-name="P13"/>
      <text:p text:style-name="P8">=============================================================================== </text:p>
      <text:p text:style-name="P10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"><text:a xlink:type="simple" xlink:href="#__RefHeading___Toc109_253463667" text:style-name="Index_20_Link" text:visited-style-name="Index_20_Link"><text:span text:style-name="T18"><text:s/>0. Changelog<text:tab/>3</text:span></text:a></text:p>
          <text:p text:style-name="P2"><text:a xlink:type="simple" xlink:href="#__RefHeading___Toc111_253463667" text:style-name="Index_20_Link" text:visited-style-name="Index_20_Link"><text:span text:style-name="T18"><text:s/>1. Single-instrument entry<text:tab/>4</text:span></text:a></text:p>
          <text:p text:style-name="P2"><text:a xlink:type="simple" xlink:href="#__RefHeading___Toc221_253463667" text:style-name="Index_20_Link" text:visited-style-name="Index_20_Link"><text:span text:style-name="T18"><text:s/>2. Instrument file (OPLI)<text:tab/>5</text:span></text:a></text:p>
          <text:p text:style-name="P2"><text:a xlink:type="simple" xlink:href="#__RefHeading___Toc115_253463667" text:style-name="Index_20_Link" text:visited-style-name="Index_20_Link"><text:span text:style-name="T18"><text:s/>3. MIDI playing bank file (WOPL)<text:tab/>6</text:span></text:a></text:p>
        </text:index-body>
      </text:table-of-content>
      <text:p text:style-name="P8"/>
      <text:p text:style-name="P8">=============================================================================== </text:p>
      <text:p text:style-name="P8"/>
      <text:p text:style-name="P8"/>
      <text:p text:style-name="P9">=============================================================================== </text:p>
      <text:h text:style-name="P21" text:outline-level="1"><text:bookmark-start text:name="__RefHeading___Toc109_253463667"/><text:s text:c="24"/>0. Changelog <text:bookmark-end text:name="__RefHeading___Toc109_253463667"/></text:h>
      <text:p text:style-name="P8">=============================================================================== </text:p>
      <text:p text:style-name="P8"/>
      <text:p text:style-name="P8">Version | What's new </text:p>
      <text:p text:style-name="P8">------------------------------------------------------------------------------- </text:p>
      <text:p text:style-name="P8"><text:s text:c="4"/>1 <text:s text:c="2"/>| First version (<text:span text:style-name="T12">23</text:span><text:span text:style-name="T10">rd</text:span><text:span text:style-name="T12"> of </text:span>July, 2017) </text:p>
      <text:p text:style-name="P8">------------------------------------------------------------------------------- </text:p>
      <text:p text:style-name="P8"><text:s text:c="4"/>2 <text:s text:c="2"/>| Added banks meta-data arrays into bank format (August, 1, 2017) </text:p>
      <text:p text:style-name="P8">------------------------------------------------------------------------------- </text:p>
      <text:p text:style-name="P8"><text:s text:c="4"/>3 <text:s text:c="2"/>| Added two delay coefficients are needed for ADLMIDI's channel busy </text:p>
      <text:p text:style-name="P8"><text:s text:c="8"/>| (<text:span text:style-name="T8">19</text:span><text:span text:style-name="T9">th</text:span><text:span text:style-name="T8"> of </text:span>November, 2017)</text:p>
      <text:p text:style-name="P8"><text:s text:c="8"/>| Change: Added 'blank instrument' flag into existing variable </text:p>
      <text:p text:style-name="P8"><text:s text:c="8"/>| (<text:span text:style-name="T8">26</text:span><text:span text:style-name="T9">th</text:span><text:span text:style-name="T8"> of </text:span>March, 2018)</text:p>
      <text:p text:style-name="P8"><text:s text:c="8"/>| Change: Added rhythm-mode drum type three-bit number </text:p>
      <text:p text:style-name="P8"><text:s text:c="8"/>| (<text:span text:style-name="T8">29</text:span><text:span text:style-name="T9">th</text:span><text:span text:style-name="T8"> of </text:span>May, 2018)</text:p>
      <text:p text:style-name="P8"><text:s text:c="8"/>| Change: Added two new volume scaling models: DMX and Apogee with</text:p>
      <text:p text:style-name="P8"><text:s text:c="8"/>| fixed AM voices</text:p>
      <text:p text:style-name="P8"><text:s text:c="8"/>| (<text:span text:style-name="T8">31</text:span><text:span text:style-name="T9">st</text:span><text:span text:style-name="T8"> of </text:span>August, 2020)</text:p>
      <text:p text:style-name="P8"><text:s text:c="8"/>| Change: Added three new volume scaling models: Audio Interfaces</text:p>
      <text:p text:style-name="P8"><text:s text:c="8"/>| Library, Win9x Generic FM, and HMI Sound Operating System</text:p>
      <text:p text:style-name="P8"><text:s text:c="8"/>| (<text:span text:style-name="T8">6</text:span><text:span text:style-name="T9">th</text:span><text:span text:style-name="T8"> of </text:span>September, 2020)</text:p>
      <text:p text:style-name="P8">------------------------------------------------------------------------------- </text:p>
      <text:p text:style-name="P11"><text:s text:c="4"/><text:span text:style-name="T3">3</text:span> <text:s text:c="2"/>| <text:span text:style-name="T3">Documented operators layout as footnote (May, 12, 2019)</text:span></text:p>
      <text:p text:style-name="P11"><text:s text:c="8"/>| also corrected bitwise flags layout and other spelling mistakes</text:p>
      <text:p text:style-name="P11">------------------------------------------------------------------------------- </text:p>
      <text:p text:style-name="P11"/>
      <text:p text:style-name="P8"/>
      <text:p text:style-name="P9">=============================================================================== </text:p>
      <text:h text:style-name="P22" text:outline-level="1"><text:bookmark-start text:name="__RefHeading___Toc111_253463667"/><text:s text:c="24"/>1. Single-instrument entry <text:bookmark-end text:name="__RefHeading___Toc111_253463667"/></text:h>
      <text:p text:style-name="P8">=============================================================================== </text:p>
      <text:p text:style-name="P8"><text:s text:c="4"/>Each instrument file contains a set of data for single channel of YMF262 chip to setup the timbre.</text:p>
      <text:p text:style-name="P8">Leng<text:span text:style-name="T1">t</text:span>h of each instrument entry is 62 bytes (up to version 2 and in OPLI files).</text:p>
      <text:p text:style-name="P8">Since version 3, in WOPL banks each instrument has <text:span text:style-name="T1">4</text:span> extra bytes for two extra fields.</text:p>
      <text:p text:style-name="P8"/>
      <text:p text:style-name="P8">Bytes-Lengt<text:span text:style-name="T2">h</text:span> <text:s/>| Description </text:p>
      <text:p text:style-name="P8">--------------------------------------<text:span text:style-name="T1">------------------------------------</text:span>----- </text:p>
      <text:p text:style-name="P8"><text:s text:c="4"/>32 <text:s text:c="7"/>| Name of instrument null-terminated string </text:p>
      <text:p text:style-name="P8"><text:s text:c="4"/>2 <text:s text:c="8"/>| Big-Endian 16-bit signed integer, MIDI key offset value </text:p>
      <text:p text:style-name="P8"><text:s text:c="14"/>| (master instrument, or first voice in pseudo 4-operators mode) </text:p>
      <text:p text:style-name="P8"><text:s text:c="4"/>2 <text:s text:c="8"/>| Big-Endian 16-bit signed integer, MIDI key offset value </text:p>
      <text:p text:style-name="P8"><text:s text:c="14"/>| (second voice in pseudo 4-operators mode) </text:p>
      <text:p text:style-name="P8"><text:s text:c="4"/>1 <text:s text:c="8"/>| 8-bit signed integer, MIDI Velocity offset </text:p>
      <text:p text:style-name="P8"><text:s text:c="4"/>1 <text:s text:c="8"/>| 8-bit signed integer, Second voice detune </text:p>
      <text:p text:style-name="P8"><text:s text:c="14"/>| in pseudo-4-operators mode </text:p>
      <text:p text:style-name="P8"><text:s text:c="4"/>1 <text:s text:c="8"/>| 8-bit unsigned integer, Percussion instrument key number </text:p>
      <text:p text:style-name="P8"><text:s text:c="4"/>1 <text:s text:c="8"/>| 8-bit unsigned integer, Bitwise flags: </text:p>
      <text:p text:style-name="P8"><text:s text:c="14"/>| <text:s text:c="4"/>[<text:span text:style-name="T5">0</text:span>0DDDCBA]</text:p>
      <text:p text:style-name="P8"><text:s text:c="14"/>| <text:s text:c="4"/>A) 0x00 - 2-operator mode </text:p>
      <text:p text:style-name="P8"><text:s text:c="14"/>| <text:s text:c="7"/>0x01 - 4-operator mode </text:p>
      <text:p text:style-name="P8"><text:s text:c="14"/>| <text:s text:c="4"/>B) 0x02 - pseudo-4-operator (two 2-operator voices) mode </text:p>
      <text:p text:style-name="P12"><text:s text:c="14"/>| <text:s text:c="4"/>C) 0x04 - is 'blank' instrument</text:p>
      <text:p text:style-name="P12"><text:s text:c="14"/><text:span text:style-name="T1">| <text:s text:c="14"/></text:span>(instrument which has no sound) </text:p>
      <text:p text:style-name="P12"><text:s text:c="14"/>| <text:s text:c="4"/>D) 0x38 - Reserved for rhythm-mode percussion type number</text:p>
      <text:p text:style-name="P12"><text:s text:c="14"/><text:span text:style-name="T1">| <text:s text:c="13"/></text:span><text:s/>(three bits number) </text:p>
      <text:p text:style-name="P8"><text:s text:c="14"/>| <text:s text:c="7"/>-&gt; 0x08 - is Bass drum </text:p>
      <text:p text:style-name="P8"><text:s text:c="14"/>| <text:s text:c="7"/>-&gt; 0x10 - is Snare </text:p>
      <text:p text:style-name="P8"><text:s text:c="14"/>| <text:s text:c="7"/>-&gt; 0x18 - is Tom-tom </text:p>
      <text:p text:style-name="P8"><text:s text:c="14"/>| <text:s text:c="7"/>-&gt; 0x20 - is Cymbal </text:p>
      <text:p text:style-name="P8"><text:s text:c="14"/>| <text:s text:c="7"/>-&gt; 0x28 - is Hi-hat </text:p>
      <text:p text:style-name="P8"><text:s text:c="14"/>| <text:s text:c="4"/>0) Reserved / Unused </text:p>
      <text:p text:style-name="P8"><text:s text:c="4"/>1 <text:s text:c="8"/>| 8-bit unsigned integer, Feedback / Connection </text:p>
      <text:p text:style-name="P8"><text:s text:c="14"/>| for 1'st and 2'nd operators or first voice </text:p>
      <text:p text:style-name="P8"><text:s text:c="4"/>1 <text:s text:c="8"/>| 8-bit unsigned integer, Feedback / Connection </text:p>
      <text:p text:style-name="P8"><text:s text:c="14"/>| for 3'st and 4'nd operators or second voice </text:p>
      <text:p text:style-name="P8">--- Operators 1/2/3/4 (repeats 4 times) --- <text:note text:id="ftn1" text:note-class="footnote"><text:note-citation>1</text:note-citation><text:note-body><text:p text:style-name="P18">/* Operator ind<text:span text:style-name="T3">i</text:span>ces inside of Instrument Entry */ </text:p><text:p text:style-name="P18"><text:tab/>#define WOPL_OP_CARRIER1<text:tab/><text:tab/>0 <text:s/>// <text:span text:style-name="T7">Operator 2 for 4-operators mode</text:span></text:p><text:p text:style-name="P19"><text:tab/>#define WOPL_OP_MODULATOR1<text:tab/>1 <text:s/>// <text:span text:style-name="T7">Operator 1 for 4-operators mode</text:span> </text:p><text:p text:style-name="P19"><text:tab/>#define WOPL_OP_CARRIER2<text:tab/><text:tab/>2 <text:s/>// <text:span text:style-name="T7">Operator 4 for 4-operators mode</text:span></text:p><text:p text:style-name="P19"><text:tab/>#define WOPL_OP_MODULATOR2<text:tab/>3 <text:s/>// <text:span text:style-name="T7">Operator 3 for 4-operators mode</text:span></text:p></text:note-body></text:note></text:p>
      <text:p text:style-name="P8"><text:s text:c="4"/>1 <text:s text:c="8"/>| AM/Vib/Env/Ksr/FMult characteristics </text:p>
      <text:p text:style-name="P8"><text:s text:c="4"/>1 <text:s text:c="8"/>| Key Scale Level / Total level register data </text:p>
      <text:p text:style-name="P8"><text:s text:c="4"/>1 <text:s text:c="8"/>| Attack / Decay </text:p>
      <text:p text:style-name="P8"><text:s text:c="4"/>1 <text:s text:c="8"/>| S<text:span text:style-name="T1">u</text:span>stain and Release register data </text:p>
      <text:p text:style-name="P8"><text:s text:c="4"/>1 <text:s text:c="8"/>| Wave form </text:p>
      <text:p text:style-name="P8">----------------------------------------<text:span text:style-name="T1">-----------------------------------</text:span>--- </text:p>
      <text:p text:style-name="P8">--VERSION &gt;= 3---WOPL-Bank-only, OPLI do<text:span text:style-name="T1">es</text:span>n't have those fields--- </text:p>
      <text:p text:style-name="P8"><text:s text:c="4"/>2 <text:s text:c="8"/>| Big-Endian 16-bit unsigned integer, Millisecond delay of sound </text:p>
      <text:p text:style-name="P8"><text:s text:c="14"/>| while key is on </text:p>
      <text:p text:style-name="P8"><text:s text:c="4"/>2 <text:s text:c="8"/>| Big-Endian 16-bit unsigned integer, Millisecond delay of sound </text:p>
      <text:p text:style-name="P8"><text:s text:c="14"/>| after key off </text:p>
      <text:p text:style-name="P8">--------------------------------------<text:span text:style-name="T1">------------------------------------</text:span>----- </text:p>
      <text:p text:style-name="P8"/>
      <text:p text:style-name="P9">=============================================================================== </text:p>
      <text:h text:style-name="P22" text:outline-level="1"><text:bookmark-start text:name="__RefHeading___Toc221_253463667"/><text:s text:c="25"/>2. Instrument file (OPLI) <text:bookmark-end text:name="__RefHeading___Toc221_253463667"/></text:h>
      <text:p text:style-name="P8">=============================================================================== </text:p>
      <text:p text:style-name="P8"/>
      <text:p text:style-name="P8"><text:s text:c="4"/>Each instrument file contains a set of data for single channel of YMF262 chip to setup the timbre on it. </text:p>
      <text:p text:style-name="P8"/>
      <text:p text:style-name="P8">Total data leng<text:span text:style-name="T2">t</text:span>h: 76 bytes </text:p>
      <text:p text:style-name="P8"/>
      <text:p text:style-name="P8">Bytes-Leng<text:span text:style-name="T2">t</text:span>h | <text:s/>Description </text:p>
      <text:p text:style-name="P8">---------------Header-------------------<text:span text:style-name="T1">---------------------------------------</text:span>- </text:p>
      <text:p text:style-name="P8"><text:s text:c="4"/>11 <text:s text:c="6"/>| <text:s/>Magic number "WOPL3-INST\0". Where '\0' is a zero byte which </text:p>
      <text:p text:style-name="P8"><text:s text:c="13"/>| <text:s/>termi<text:span text:style-name="T5">n</text:span>ates the string </text:p>
      <text:p text:style-name="P8"><text:s text:c="4"/>2 <text:s text:c="7"/>| <text:s/>Version. Little endian Unsigned 16-bit integer. </text:p>
      <text:p text:style-name="P8"><text:s text:c="13"/>| <text:s/>Latest version is 2 (no difference between 2 and 1) </text:p>
      <text:p text:style-name="P8"><text:s text:c="4"/>1 <text:s text:c="7"/>| <text:s/>Is this instrument a percussion. 0 - melodic, or 1 - percussion </text:p>
      <text:p text:style-name="P8">----------------Data--------------------<text:span text:style-name="T1">---------------------------------------</text:span>- </text:p>
      <text:p text:style-name="P8"><text:s text:c="4"/>62 <text:s text:c="6"/>| <text:s/>[Single-instrument entry], look at top of this text file </text:p>
      <text:p text:style-name="P8"/>
      <text:p text:style-name="P8"/>
      <text:p text:style-name="P8"/>
      <text:p text:style-name="P9">=============================================================================== </text:p>
      <text:h text:style-name="P22" text:outline-level="1"><text:bookmark-start text:name="__RefHeading___Toc115_253463667"/><text:s text:c="22"/>3. MIDI playing bank file (WOPL) <text:bookmark-end text:name="__RefHeading___Toc115_253463667"/></text:h>
      <text:p text:style-name="P8">=============================================================================== </text:p>
      <text:p text:style-name="P8"/>
      <text:p text:style-name="P8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</text:p>
      <text:p text:style-name="P8"/>
      <text:p text:style-name="P8">Total data <text:span text:style-name="T6">length</text:span> is sum of: 19 + (62*128*MBanks) + (62*128*PBanks) bytes </text:p>
      <text:p text:style-name="P8"/>
      <text:p text:style-name="P8">Bytes-Leng<text:span text:style-name="T5">t</text:span>h <text:s text:c="5"/>| <text:s text:c="5"/>Description </text:p>
      <text:p text:style-name="P8">---------------Header----------------------- </text:p>
      <text:p text:style-name="P8">--Header-- </text:p>
      <text:p text:style-name="P8"><text:s text:c="4"/>11 <text:s text:c="11"/>| Magic number "WOPL3-BANK\0". Where '\0' is a zero byte </text:p>
      <text:p text:style-name="P8"><text:s text:c="18"/>| <text:s text:c="4"/>which termi<text:span text:style-name="T5">n</text:span>ates the string </text:p>
      <text:p text:style-name="P8"><text:s text:c="4"/>2 <text:s text:c="12"/>| <text:s/>Version. Little endian Unsigned 16-bit integer. </text:p>
      <text:p text:style-name="P8"><text:s text:c="18"/>| <text:s/>Latest version is 2 </text:p>
      <text:p text:style-name="P8"><text:s text:c="4"/>2 <text:s text:c="12"/>| [MBanks] Unsigned 16-bit BE integer, count of melodic </text:p>
      <text:p text:style-name="P8"><text:s text:c="18"/>| <text:s text:c="4"/>MIDI banks (every bank contains 128 instruments) </text:p>
      <text:p text:style-name="P8"><text:s text:c="4"/>2 <text:s text:c="12"/>| [PBanks] Unsigned 16-bit BE integer, count of percussion </text:p>
      <text:p text:style-name="P8"><text:s text:c="18"/>| <text:s text:c="4"/>MIDI banks (every bank contains 128 instruments) </text:p>
      <text:p text:style-name="P8"><text:s text:c="4"/>1 <text:s text:c="12"/>| 8-bit unsigned integer, Global bank bitwise flags: </text:p>
      <text:p text:style-name="P8"><text:s text:c="18"/>| <text:s text:c="4"/>[000000BA] </text:p>
      <text:p text:style-name="P8"><text:s text:c="18"/>| <text:s text:c="4"/>A) Deep-Tremolo flag </text:p>
      <text:p text:style-name="P8"><text:s text:c="18"/>| <text:s text:c="4"/>B) Deep-Vibrato flag </text:p>
      <text:p text:style-name="P8"><text:s text:c="18"/>| <text:s text:c="4"/>0) Unused / Reserved </text:p>
      <text:p text:style-name="P8"><text:s text:c="4"/>1 <text:s text:c="12"/>| 8-bit unsigned integer, ADLMIDI's volume scaling model </text:p>
      <text:p text:style-name="P8"><text:s text:c="18"/>| <text:s text:c="4"/>enumeration, default is 0: </text:p>
      <text:p text:style-name="P8"><text:s text:c="18"/>| <text:s text:c="4"/>0 - Generic, linearized </text:p>
      <text:p text:style-name="P8"><text:s text:c="18"/>| <text:s text:c="4"/>1 - Native OPL3's logari<text:span text:style-name="T5">t</text:span>hmic volume model </text:p>
      <text:p text:style-name="P8"><text:s text:c="18"/>| <text:s text:c="4"/>2 - DMX volume model </text:p>
      <text:p text:style-name="P8"><text:s text:c="18"/>| <text:s text:c="4"/>3 - Apogee Sound System's volume model </text:p>
      <text:p text:style-name="P8"><text:s text:c="18"/>| <text:s text:c="4"/>4 - Windows 9x SB16 driver volume model</text:p>
      <text:p text:style-name="P8"><text:s text:c="18"/>| <text:s text:c="4"/>5 - DMX volume model with fixed AM voices</text:p>
      <text:p text:style-name="P8"><text:s text:c="18"/>| <text:s text:c="4"/>6 - Apogee Sound System volume model with fixed AM voc.</text:p>
      <text:p text:style-name="P8"><text:s text:c="18"/>| <text:s text:c="4"/>7 - Audio Interfaces Library volume model</text:p>
      <text:p text:style-name="P8"><text:s text:c="18"/>| <text:s text:c="4"/>8 - Windows 9x Generic FM driver volume model</text:p>
      <text:p text:style-name="P8"><text:s text:c="18"/>| <text:s text:c="4"/>9 - HMI Sound Operating System volume model</text:p>
      <text:p text:style-name="P8">--VERSION &gt;= 2---Melodic bank meta-data----- </text:p>
      <text:p text:style-name="P8">(repeat MBanks times) </text:p>
      <text:p text:style-name="P8"><text:s text:c="4"/>32 <text:s text:c="11"/>| Name of melodic bank null-terminated string </text:p>
      <text:p text:style-name="P8"><text:s text:c="4"/>1 <text:s text:c="12"/>| LSB index of bank (unsigned char) </text:p>
      <text:p text:style-name="P8"><text:s text:c="4"/>1 <text:s text:c="12"/>| MSB index of bank (unsigned char) </text:p>
      <text:p text:style-name="P8">--VERSION &gt;= 2---Percussion bank meta-data-- </text:p>
      <text:p text:style-name="P8">(repeat PBanks times) </text:p>
      <text:p text:style-name="P8"><text:s text:c="4"/>32 <text:s text:c="11"/>| Name of melodic bank null-terminated string </text:p>
      <text:p text:style-name="P8"><text:s text:c="4"/>1 <text:s text:c="12"/>| LSB index of bank (unsigned char) </text:p>
      <text:p text:style-name="P8"><text:s text:c="4"/>1 <text:s text:c="12"/>| MSB index of bank (unsigned char) </text:p>
      <text:p text:style-name="P8">InsSize: </text:p>
      <text:p text:style-name="P8"><text:s text:c="4"/>--62 bytes in up to version 2 </text:p>
      <text:p text:style-name="P8"><text:s text:c="4"/>--66 bytes since version 3 and later </text:p>
      <text:p text:style-name="P8">-----------Melodic Instruments-------------- </text:p>
      <text:p text:style-name="P8"><text:s text:c="4"/>InsSize * 128 * MBanks <text:s/>| 128 [Single-instrument entries] per each bank, </text:p>
      <text:p text:style-name="P8"><text:s text:c="28"/>| <text:s text:c="4"/>look at top of this text file </text:p>
      <text:p text:style-name="P8">---------Percussion Instruments------------- </text:p>
      <text:p text:style-name="P8"><text:s text:c="4"/>InsSize * 128 * PBanks <text:s/>| 128 [Single-instrument entries] per each bank, </text:p>
      <text:p text:style-name="P8"><text:s text:c="28"/>| <text:s text:c="4"/>look at top of this text file </text:p>
      <text:p text:style-name="P8">-------------------------------------------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6</text:page-number><text:s text:c="2"/>-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0:28:22.865836327</dc:date>
    <meta:editing-duration>PT34M15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6" meta:paragraph-count="161" meta:word-count="1078" meta:character-count="9376" meta:non-whitespace-character-count="6719"/>
  </office:meta>
</office:document-meta>
</file>